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3,111,525,18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8,971,589,21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4,524,098,18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4,360,795,410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2,731,602,969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2,162,208,956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1,703,106,502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1,621,710,002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6,002,656,434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2,854,985,464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2,545,438,605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0,325,618,017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9,043,715,355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,130,258,041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,273,938,314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,330,473,096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,050,875,806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,007,055,042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,494,252,207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,033,642,384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856,255,044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,918,691,916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,521,580,38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16:36.968303048</dc:date>
    <meta:editing-duration>PT5H8M2S</meta:editing-duration>
    <meta:editing-cycles>118</meta:editing-cycles>
    <meta:generator>LibreOffice/7.2.6.2$Linux_X86_64 LibreOffice_project/20$Build-2</meta:generator>
    <meta:document-statistic meta:table-count="1" meta:cell-count="48" meta:object-count="0"/>
  </office:meta>
</office:document-meta>
</file>